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ize="14pt" fo:font-weight="bold" style:font-size-asian="14pt" style:font-weight-asian="bold" style:font-size-complex="14pt" style:font-weight-complex="bold"/>
    </style:style>
    <style:style style:name="P2" style:family="paragraph" style:parent-style-name="Standard">
      <style:paragraph-properties fo:line-height="150%"/>
      <style:text-properties fo:font-style="normal" style:font-style-asian="normal" style:font-style-complex="normal"/>
    </style:style>
    <style:style style:name="P3" style:family="paragraph" style:parent-style-name="Standard">
      <style:paragraph-properties fo:line-height="150%"/>
    </style:style>
    <style:style style:name="T1" style:family="text">
      <style:text-properties fo:font-style="italic" style:font-style-asian="italic" style:font-style-complex="italic"/>
    </style:style>
    <style:style style:name="T2"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2: Leveling/Schichtzuweisung</text:p>
      <text:p text:style-name="P3"/>
      <text:p text:style-name="P3">In diesem Schritt hat man aufgrund des vorherigen einen azyklischen Graphen gegeben. Ziel ist es nun, die Knoten in Schichten zuzuweisen. Dabei möchte man eine Abbildung <text:span text:style-name="T1">y</text:span>: V → {1,...,n} definieren, sodass für jede Kante <text:span text:style-name="T1">uv</text:span> <text:span text:style-name="T2">ε</text:span> <text:span text:style-name="T1">E</text:span> gilt: <text:span text:style-name="T1">y(u) &lt; y(v).</text:span></text:p>
      <text:p text:style-name="P2">Hierfür setzt man für alle Knoten q, die keine eingehende Kanten haben y(q) = 0. Ausgehend von diesen Quellknoten setzt man für die anderen Knoten v mit eingehenden Kanten y(v) = max{y(u) | uv <text:span text:style-name="T2">ε E</text:span>} + 1. Was man hier praktisch berechnet, ist also die Länge des längsten Pfades von einem Quellknoten zu einem nicht Quellknoten v plus 1. Dies wird in der Funktion longest_path mithilfe einer Queue in linearer Zeit implementiert. Aufgrund der azyklischen Eigenschaft des Graphen, wodurch jeder Knoten maximal einmal in die Queue eingefügt wird und auch jede Kante genau einmal betrachtet wird und da sämtliche Operationen wie zum Beispiel Q.pop() und das Überprüfen der Bedingung level[u] &lt; level[v] + 1 konstante Zeit benötigen, summieren sich die Kosten auf insgesamt O(|V| + |E|) pro Funktionsaufruf auf.</text:p>
      <text:p text:style-name="P2">Hat man die Schichtzuweisung abgeschlossen, so werden nun sogenannte „dummy_nodes“ eingefügt, die später entfernt werden. Diese sollen zwei Knoten, bei denen mindestens eine Schicht dazwischen liegt, mit neuen Kanten verbinden. Die ursprüngliche Kante wird hierbei entfernt und später wieder hinzugefügt. Dafür wird ein Tracker benutzt, in welchem man die entfernten Kanten und hinzugefügten dummy_nodes abspeichert, womit einem späterem Step durch den Tracker die Informationen übergeben werden können zur Wiederherstellung der ursprünglichen Knoten- und Kantenmenge. Zum Schluss soll es also keine Kanten mehr geben, die über mehrere Schichten laufen. In der entsprechenden Funktion dummy_nodes wird über alle Kanten iteriert und überprüft, ob der Schichtenunterschied der inzidenten Knoten größer ist als eins. Ist dies der Fall, dann wird die Kante entfernt und dann enstprechend viele Dummyknoten hinzugefügt, die mit neuen Kanten mit den inzidenten Knoten verbunden werden.</text:p>
      <text:p text:style-name="P2">Zum Schluss dieses Schrittes werden dem Knoten Positionen zugeordnet, sodass diese in Graphwin in ihren entsprechenden Schichten visualisiert werden. Die Funktion determine_positions iteriert hier simple über alle Knoten des Graphen und setzt die y-Koordinate auf 50 * (level[v] +1). Die</text:p>
      <text:p text:style-name="P2">x-Koordinate wird auch auf ein vielfaches von 50 gesetzt. Dabei hilft die Funktion position_empty, um herauszufinden, ob die Position, an der man den Knoten setzen will, nicht schon belegt ist. Es sollen sich ja keine Knoten überlappen in Graphwin, wodurch man manche Knoten dann nicht mehr sehen könnte. Ist an der Position schon ein Knoten, dann wird die x-Koordinate solange um 50 erhöht, bis man an einer noch leeren Position angekommen ist. Im Worst-Case braucht die Funktion determine_positions eine Laufzeit von O(|V^2|), da in determine_positions übr alle Knoten iteriert wird und man in dieser Schleife dann im Worst-Case der Funktion position_empty nochmals eine <text:soft-page-break/>Schleife hat, die insgesamt |V| mal ausgeführt wird. Es ist aber möglich die Laufzeit auf O(|V|) zu reduzieren. Man könnte zum Beispiel freie und belegte Positionen in getrennte Listen abspeichern, die man dann bei der Platzierung eines neuen Knoten aktualisiert.</text:p>
      <text:p text:style-name="P3"/>
      <text:p text:style-name="P1">Step 5: Drawing Edges</text:p>
      <text:p text:style-name="P3"/>
      <text:p text:style-name="P3">In diesem Schritt sollen nun Änderungen an den Kantenausrichtungen und der Knoten- und Kantenmenge rückgängig gemacht werden. Hierfür benutzen wir den Tracker, der all die Informationen über eben diese Änderungen abgespeichert hat. </text:p>
      <text:p text:style-name="P3">Zum Anfang werden alle Dummyknoten und somit auch die dazu inzidenten Kanten gelöscht in der Funktion removeDummys. </text:p>
      <text:p text:style-name="P3">Als Zweites werden alle zuvor gelöschten Kanten wieder hinzugefügt in addremovedEdges.</text:p>
      <text:p text:style-name="P3">Zuletzt sollen die Kanten, die zuvor umgedreht wurden zur Eliminierung von Kreisen, wieder richtig gedreht werden. Da die LEDA-Library keine Funktion dafür bietet, wird die falsch gedrehte Kante erst gelöscht, um sie dann mit den angepassten Start- und Endknoten wieder einzu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5T10:17:09.62</meta:creation-date>
    <dc:date>2024-12-05T11:53:43.88</dc:date>
    <meta:editing-duration>PT1H25M51S</meta:editing-duration>
    <meta:editing-cycles>6</meta:editing-cycles>
    <meta:generator>OpenOffice/4.1.5$Win32 OpenOffice.org_project/415m1$Build-9789</meta:generator>
    <meta:document-statistic meta:table-count="0" meta:image-count="0" meta:object-count="0" meta:page-count="2" meta:paragraph-count="11" meta:word-count="598" meta:character-count="4021"/>
  </office:meta>
</office:document-meta>
</file>